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7cm" svg:height="2.2cm" svg:x="1.4cm" svg:y="1.7cm">
          <text:p text:style-name="P1"><text:span text:style-name="T1">Benutzer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2.2cm" svg:x="1.5cm" svg:y="5.8cm">
          <text:p text:style-name="P3"><text:span text:style-name="T1">Kurs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.7cm" svg:height="2.2cm" svg:x="1.5cm" svg:y="9cm">
          <text:p text:style-name="P3"><text:span text:style-name="T1">Raum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2.5cm" svg:x="12.5cm" svg:y="6.1cm">
          <text:p text:style-name="P1"><text:span text:style-name="T1">Benutzer2Kurs</text:span></text:p>
          <text:p text:style-name="P2">BenutzerID,<text:line-break/>Kurs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1cm" svg:y1="2.8cm" svg:x2="12.5cm" svg:y2="7.35cm" draw:start-shape="id1" draw:start-glue-point="1" draw:end-shape="id2" draw:end-glue-point="3" svg:d="M6100 2800c4800 0 1600 4550 6400 4550" svg:viewBox="0 0 6401 4551">
          <text:p/>
        </draw:connector>
        <draw:connector draw:style-name="gr2" draw:text-style-name="P1" draw:layer="layout" draw:type="curve" svg:x1="6.2cm" svg:y1="6.9cm" svg:x2="12.5cm" svg:y2="7.35cm" draw:start-shape="id3" draw:start-glue-point="1" draw:end-shape="id2" draw:end-glue-point="3" svg:d="M6200 6900c4725 0 1575 450 6300 450" svg:viewBox="0 0 6301 451">
          <text:p/>
        </draw:connector>
        <draw:connector draw:style-name="gr2" draw:text-style-name="P1" draw:layer="layout" draw:type="curve" svg:x1="6.2cm" svg:y1="10.1cm" svg:x2="12.3cm" svg:y2="10.85cm" draw:start-shape="id4" draw:start-glue-point="1" draw:end-shape="id5" svg:d="M6200 10100c4575 0 1525 750 6100 750" svg:viewBox="0 0 6101 751">
          <text:p/>
        </draw:connector>
        <draw:custom-shape draw:style-name="gr1" draw:text-style-name="P1" xml:id="id5" draw:id="id5" draw:layer="layout" svg:width="4.7cm" svg:height="2.5cm" svg:x="12.3cm" svg:y="9.6cm">
          <text:p text:style-name="P3"><text:span text:style-name="T1">Kursinstanz</text:span></text:p>
          <text:p text:style-name="P2">RaumID,<text:line-break/>Kurs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cm" svg:y1="6.9cm" svg:x2="12.3cm" svg:y2="10.85cm" draw:start-shape="id3" draw:start-glue-point="1" draw:end-shape="id5" draw:end-glue-point="3" svg:d="M6200 6900c4575 0 1525 3950 6100 3950" svg:viewBox="0 0 6101 3951">
          <text:p/>
        </draw:connector>
        <draw:custom-shape draw:style-name="gr1" draw:text-style-name="P3" xml:id="id6" draw:id="id6" draw:layer="layout" svg:width="4.7cm" svg:height="2.4cm" svg:x="15.2cm" svg:y="1cm">
          <text:p text:style-name="P3"><text:span text:style-name="T1">Meldung</text:span></text:p>
          <text:p text:style-name="P2">BenutzerID</text:p>
          <text:p text:style-name="P2">Kurs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5cm" svg:x1="6.1cm" svg:y1="2.8cm" svg:x2="15.2cm" svg:y2="2.2cm" draw:start-shape="id1" draw:start-glue-point="1" draw:end-shape="id6" draw:end-glue-point="3" svg:d="M6100 2800c5550 0 1000-600 9100-600" svg:viewBox="0 0 9101 601">
          <text:p/>
        </draw:connector>
        <draw:connector draw:style-name="gr2" draw:text-style-name="P1" draw:layer="layout" draw:type="curve" svg:x1="6.2cm" svg:y1="6.9cm" svg:x2="15.2cm" svg:y2="2.2cm" draw:start-shape="id3" draw:start-glue-point="1" draw:end-shape="id6" draw:end-glue-point="3" svg:d="M6200 6900c6750 0 2250-4700 9000-4700" svg:viewBox="0 0 900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9:09:56.684192616</meta:creation-date>
    <dc:date>2016-02-09T19:19:20.445789242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